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f69a5" officeooo:paragraph-rsid="0021ac2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f69a5" officeooo:paragraph-rsid="0026111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position="0% 100%" fo:font-style="italic" fo:font-weight="bold" officeooo:rsid="0021ac2f" officeooo:paragraph-rsid="001f69a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fo:font-weight="bold" officeooo:rsid="001f69a5" officeooo:paragraph-rsid="0026111c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28c15f"/>
    </style:style>
    <style:style style:name="P6" style:family="paragraph" style:parent-style-name="Standard">
      <style:paragraph-properties fo:margin-left="0.847cm" fo:margin-right="0cm" fo:margin-top="0cm" fo:margin-bottom="0.247cm" style:contextual-spacing="false" fo:line-height="150%" fo:text-align="justify" style:justify-single-word="false" fo:text-indent="-0.847cm" style:auto-text-indent="false"/>
      <style:text-properties style:font-name="Times New Roman" fo:font-size="12pt"/>
    </style:style>
    <style:style style:name="P7" style:family="paragraph" style:parent-style-name="Standard">
      <style:paragraph-properties fo:margin-left="0.847cm" fo:margin-right="0cm" fo:margin-top="0cm" fo:margin-bottom="0.247cm" style:contextual-spacing="false" fo:line-height="150%" fo:text-align="justify" style:justify-single-word="false" fo:text-indent="-0.847cm" style:auto-text-indent="false"/>
      <style:text-properties style:font-name="Times New Roman" fo:font-size="12pt" officeooo:paragraph-rsid="0028c15f"/>
    </style:style>
    <style:style style:name="P8" style:family="paragraph" style:parent-style-name="Standard">
      <style:paragraph-properties fo:margin-left="0.847cm" fo:margin-right="0cm" fo:margin-top="0cm" fo:margin-bottom="0.247cm" style:contextual-spacing="false" fo:line-height="120%" fo:text-align="justify" style:justify-single-word="false" fo:text-indent="-0.847cm" style:auto-text-indent="false"/>
      <style:text-properties style:font-name="Times New Roman" fo:font-size="12pt" officeooo:paragraph-rsid="0028c15f"/>
    </style:style>
    <style:style style:name="P9" style:family="paragraph" style:parent-style-name="Standard">
      <style:paragraph-properties fo:margin-left="0.847cm" fo:margin-right="0cm" fo:margin-top="0cm" fo:margin-bottom="0.247cm" style:contextual-spacing="false" fo:line-height="120%" fo:text-indent="-0.847cm" style:auto-text-indent="false"/>
      <style:text-properties style:font-name="Times New Roman" fo:font-size="12pt" officeooo:paragraph-rsid="0028c15f"/>
    </style:style>
    <style:style style:name="P10" style:family="paragraph" style:parent-style-name="Standard">
      <style:paragraph-properties fo:margin-top="0.035cm" fo:margin-bottom="0.353cm" style:contextual-spacing="false" fo:line-height="150%" fo:text-align="justify" style:justify-single-word="false" fo:break-before="page"/>
      <style:text-properties fo:color="#000000" loext:opacity="100%" style:font-name="Times New Roman" fo:font-weight="bold" officeooo:rsid="0018cf79" officeooo:paragraph-rsid="0026111c" style:font-weight-asian="bold" style:font-weight-complex="bold"/>
    </style:style>
    <style:style style:name="P11" style:family="paragraph" style:parent-style-name="Standard">
      <style:paragraph-properties fo:margin-top="0.035cm" fo:margin-bottom="0.353cm" style:contextual-spacing="false" fo:line-height="150%" fo:text-align="justify" style:justify-single-word="false"/>
      <style:text-properties fo:color="#000000" loext:opacity="100%" style:font-name="Times New Roman" fo:font-weight="bold" officeooo:rsid="0018cf79" officeooo:paragraph-rsid="0026111c" style:font-weight-asian="bold" style:font-weight-complex="bold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bold" officeooo:paragraph-rsid="0026111c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4.501cm"/>
        </style:tab-stops>
      </style:paragraph-properties>
      <style:text-properties style:font-name="Times New Roman" fo:font-size="12pt" officeooo:paragraph-rsid="0026111c" style:font-size-asian="12pt" style:font-size-complex="12pt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paragraph-rsid="0026111c" style:font-size-asian="12pt" style:font-size-complex="12pt"/>
    </style:style>
    <style:style style:name="P15" style:family="paragraph" style:parent-style-name="Standard">
      <style:paragraph-properties fo:margin-left="4.752cm" fo:margin-right="0cm" fo:margin-top="0cm" fo:margin-bottom="0cm" style:contextual-spacing="false" fo:line-height="150%" fo:text-align="justify" style:justify-single-word="false" fo:text-indent="-4.752cm" style:auto-text-indent="false">
        <style:tab-stops>
          <style:tab-stop style:position="4.501cm"/>
        </style:tab-stops>
      </style:paragraph-properties>
      <style:text-properties style:font-name="Times New Roman" fo:font-size="12pt" fo:language="id" fo:country="ID" officeooo:paragraph-rsid="0026111c" style:font-size-asian="12pt" style:font-size-complex="12pt"/>
    </style:style>
    <style:style style:name="P16" style:family="paragraph" style:parent-style-name="Standard">
      <style:paragraph-properties fo:margin-left="4.752cm" fo:margin-right="0cm" fo:margin-top="0cm" fo:margin-bottom="0cm" style:contextual-spacing="false" fo:line-height="150%" fo:text-align="justify" style:justify-single-word="false" fo:text-indent="-4.752cm" style:auto-text-indent="false">
        <style:tab-stops>
          <style:tab-stop style:position="4.501cm"/>
        </style:tab-stops>
      </style:paragraph-properties>
      <style:text-properties officeooo:paragraph-rsid="0026111c"/>
    </style:style>
    <style:style style:name="P17" style:family="paragraph" style:parent-style-name="Standard">
      <style:paragraph-properties fo:margin-left="4.501cm" fo:margin-right="0cm" fo:margin-top="0cm" fo:margin-bottom="0cm" style:contextual-spacing="false" fo:line-height="150%" fo:text-align="justify" style:justify-single-word="false" fo:text-indent="-4.501cm" style:auto-text-indent="false"/>
      <style:text-properties style:font-name="Times New Roman" fo:font-size="12pt" officeooo:paragraph-rsid="0026111c" style:font-size-asian="12pt" style:font-size-complex="12pt"/>
    </style:style>
    <style:style style:name="P18" style:family="paragraph" style:parent-style-name="Standard" style:master-page-name="">
      <loext:graphic-properties draw:fill="none"/>
      <style:paragraph-properties fo:margin-left="0.9cm" fo:margin-right="0cm" fo:line-height="150%" fo:text-align="justify" style:justify-single-word="false" fo:text-indent="0cm" style:auto-text-indent="false" style:page-number="auto" fo:background-color="transparent"/>
      <style:text-properties style:font-name="Times New Roman" fo:font-size="12pt" officeooo:paragraph-rsid="0028c15f"/>
    </style:style>
    <style:style style:name="P19" style:family="paragraph" style:parent-style-name="Standard" style:master-page-name="daftar_20_pustaka">
      <style:paragraph-properties fo:text-align="center" style:justify-single-word="false" style:page-number="auto"/>
      <style:text-properties fo:font-weight="bold" officeooo:rsid="001f69a5" officeooo:paragraph-rsid="001f69a5" style:font-weight-asian="bold" style:font-weight-complex="bold"/>
    </style:style>
    <style:style style:name="P20" style:family="paragraph" style:parent-style-name="Standard">
      <style:paragraph-properties fo:margin-left="0.847cm" fo:margin-right="0cm" fo:margin-top="0cm" fo:margin-bottom="0.247cm" style:contextual-spacing="false" fo:line-height="150%" fo:text-align="justify" style:justify-single-word="false" fo:text-indent="-0.847cm" style:auto-text-indent="false"/>
      <style:text-properties style:font-name="Times New Roman" fo:font-size="12pt"/>
    </style:style>
    <style:style style:name="P21" style:family="paragraph" style:parent-style-name="Standard">
      <style:paragraph-properties fo:margin-left="0.847cm" fo:margin-right="0cm" fo:margin-top="0cm" fo:margin-bottom="0.247cm" style:contextual-spacing="false" fo:line-height="150%" fo:text-align="justify" style:justify-single-word="false" fo:text-indent="-0.847cm" style:auto-text-indent="false"/>
      <style:text-properties style:font-name="Times New Roman" fo:font-size="12pt" officeooo:rsid="002a9320" officeooo:paragraph-rsid="002a9320"/>
    </style:style>
    <style:style style:name="T1" style:family="text">
      <style:text-properties style:text-position="0% 100%"/>
    </style:style>
    <style:style style:name="T2" style:family="text">
      <style:text-properties style:text-position="0% 100%" fo:font-style="italic" officeooo:rsid="0021ac2f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id" fo:country="ID"/>
    </style:style>
    <style:style style:name="T6" style:family="text">
      <style:text-properties fo:language="id" fo:country="ID" officeooo:rsid="0026111c"/>
    </style:style>
    <style:style style:name="T7" style:family="text">
      <style:text-properties officeooo:rsid="0026111c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name="Times New Roman" fo:font-size="12pt" fo:language="id" fo:country="ID" style:font-size-asian="12pt" style:font-size-complex="12pt"/>
    </style:style>
    <style:style style:name="T10" style:family="text">
      <style:text-properties style:font-name="Times New Roman" fo:font-size="12pt" fo:language="id" fo:country="ID" officeooo:rsid="0026111c" style:font-size-asian="12pt" style:font-size-complex="12pt"/>
    </style:style>
    <style:style style:name="T11" style:family="text">
      <style:text-properties officeooo:rsid="002a932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fo:color="#000000" loext:opacity="100%" style:text-underline-style="none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DAFTAR PUSTAKA</text:p>
      <text:p text:style-name="P3"/>
      <text:p text:style-name="P1"><text:bookmark text:name="MendeleyTempCursorBookmark"/><text:span text:style-name="T2">⁠⁠</text:span><text:span text:style-name="T1">⁠</text:span></text:p>
      <text:section text:style-name="Sect1" text:name="ADDIN Mendeley Bibliography CSL_BIBLIOGRAPHY  RNDaKxrWhe7ST">
        <text:p text:style-name="P7">Amalia, D. (2018). Pengertian Website Secara Lengkap. In <text:span text:style-name="T3">Idwebhost</text:span> (p. 1). https://idwebhost.com/blog/pengertian-website-secara-lengkap/</text:p>
        <text:p text:style-name="P8">Apriliani, S. L., Esabella, S., Julkarnain, M., Informatika, P. S., Teknik, F., &amp; Sumbawa, U. T. (2020). Rancang Bangun Aplikasi Monitoring Unit Kegiatan Mahasiswa (Ukm) Universitas Teknologi Sumbawa Berbasis Web. <text:span text:style-name="T3">Jurnal Teknik Sains</text:span>, <text:span text:style-name="T3">1</text:span>(2), 18–22.</text:p>
        <text:p text:style-name="P6">Ayu, F., &amp; Permatasari, N. (2018). Perancangan Sistem Informasi Pengolahan Data Praktek Kerja Lapangan (Pkl) Pada Devisi Humas Pt. Pegadaian. <text:span text:style-name="T3">Intra-Tech</text:span>, <text:span text:style-name="T3">2</text:span>(2), 12–26.</text:p>
        <text:p text:style-name="P6">Buchari dkk. (2015). Pengertian Rancang. <text:span text:style-name="T3">E-Journal Teknik Informatika</text:span>, <text:span text:style-name="T3">6</text:span>(1). <text:a xlink:type="simple" xlink:href="https://doi.org/10.1017/CBO9781107415324.004" text:style-name="Internet_20_link" text:visited-style-name="Visited_20_Internet_20_Link">https://doi.org/10.1017/CBO9781107415324.004</text:a><text:span text:style-name="T16">.</text:span></text:p>
        <text:p text:style-name="P21">Budiono. (2020). Rancang Bangun Aplikasi <text:span text:style-name="T4">Monitoring</text:span> Kegiatan Kuliah Kerja Mahasiswa berbasis Android di Universitas Banten Jaya. Serang.</text:p>
        <text:p text:style-name="P6">Destiningrum, M., &amp; Adrian, Q. J. (2017). Sistem Informasi Penjadwalan Dokter Berbassis Web Dengan Menggunakan Framework Codeigniter (Studi Kasus: Rumah Sakit Yukum Medical Centre). <text:span text:style-name="T3">Jurnal Teknoinfo</text:span>, <text:span text:style-name="T3">11</text:span>(2), 30. https://doi.org/10.33365/jti.v11i2.24</text:p>
        <text:p text:style-name="P6">Hadi, D. A. (n.d.). Codeigniter Part 1 : Pengertian dan Cara Menggunakan CodeIgniter. In <text:span text:style-name="T3">Malasngoding</text:span> https://www.malasngoding.com/pengertian-dan-cara-menggunakan-codeigniter/</text:p>
        <text:p text:style-name="P6">Hendini, A. (2016). Pemodelan Uml Sistem Informasi Monitoring Penjualan Dan Stok Barang. <text:span text:style-name="T3">Jurnal Khatulistiwa Informatika</text:span>, <text:span text:style-name="T3">2</text:span>(9), 107–116. https://doi.org/10.1017/CBO9781107415324.004</text:p>
        <text:p text:style-name="P6">Herliana, A., &amp; Rasyid, P. M. (2016). Sistem Informasi Monitoring Pengembangan Software Pada Tahap. <text:span text:style-name="T3">Jurnal Informatika</text:span>, <text:span text:style-name="T3">1</text:span>, 41–50.</text:p>
        <text:p text:style-name="P6">Hermanto, B., &amp; Yusman, M. (2019). <text:span text:style-name="T3">© 2019 Ilmu Komputer Unila Publishing Network all right reserve Jurnal Komputasi SISTEM INFORMASI </text:span><text:soft-page-break/><text:span text:style-name="T3">MANAJEMEN KEUANGAN PADA PT . HULU BALANG © 2019 Ilmu Komputer Unila Publishing Network all right reserve Jurnal Komputasi</text:span>. <text:span text:style-name="T3">7</text:span>(1), 17–26.</text:p>
        <text:p text:style-name="P6">Maulani. (2018). Pengertian Rancang Bangun. <text:span text:style-name="T3">Jurnal ICIT</text:span>, <text:span text:style-name="T3">4</text:span>(2), 157.</text:p>
        <text:p text:style-name="P21">Murnati. (2020). Rancang Bangun Aplikasi E-Voting Berbasis Android di SMK PGRI 1 Kota Serang. Serang.</text:p>
        <text:p text:style-name="P6">Mulyana, Y. (2015). <text:span text:style-name="T3">Pengenalan Framework CodeIgniter</text:span>. <text:span text:style-name="T3">Versi 3</text:span>, 1–4.</text:p>
        <text:p text:style-name="P7">Oktasari, A. J., &amp; Kurniadi, D. (2019). Perancangan Sistem Informasi Manajemen Kegiatan Mahasiswa Berbasis Web. <text:span text:style-name="T3">Jurnal Vokasional Teknik Elektronika Dan Informatika</text:span>, <text:span text:style-name="T3">7</text:span>(4), 150–157. http://ejournal.unp.ac.id/index.php/voteknika/article/view/106536</text:p>
        <text:p text:style-name="P6">Priyanto, W., Nugroho, D., &amp; Widada, B. (2015). Sistem Informasi Monitoring Perkuliahan Berbasis Web di STMIK Sinar Nusantara Surakarta. <text:span text:style-name="T3">Jurnal TIKomSiN</text:span>, 53–158.</text:p>
        <text:p text:style-name="P6">Rizky, M. (2019). UML Diagram : Activity Diagram. In <text:span text:style-name="T3">Https://Socs.Binus.Ac.Id/</text:span>. https://socs.binus.ac.id/2019/11/22/uml-diagram-activity-diagram/</text:p>
        <text:p text:style-name="P6">Rosidah;. (2018). Uml1. <text:span text:style-name="T3">Journal of Chemical Information and Modeling</text:span>, <text:span text:style-name="T3">53</text:span>(9), 8–24.</text:p>
        <text:p text:style-name="P8">Sauri, S., Haryono, A. T., Astuti, I. F., Khairina, D. M., &amp; Cahyadi, D. (2015). Sistem Informasi Unit Kegiatan Mahasiswa (UKM) Sepakbola Universitas Mulawarman Berbasis Web. <text:span text:style-name="T3">Informatika Mulawarman : Jurnal Ilmiah Ilmu Komputer</text:span>, <text:span text:style-name="T3">10</text:span>(2), 46. https://doi.org/10.30872/jim.v10i2.190.</text:p>
        <text:p text:style-name="P6">Taufan. (2017). Pengertian Pembangunan. <text:span text:style-name="T3">Jurnal E-Journal Teknik Informatika</text:span>, <text:span text:style-name="T3">11</text:span>(1).</text:p>
        <text:p text:style-name="P9">Wahid, A. A., Rosyadah, A., Mulany, H. F., &amp; Nugraha, R. (2020). <text:span text:style-name="T3">Perancangan Sistem Informasi Organisasi Mahasiswa ( SIOMAS ) STMIK Sumedang Berbasis Website</text:span>. <text:span text:style-name="T3">January</text:span>.</text:p>
        <text:p text:style-name="P5">Yuningsih, L. (2017). Implementasi Framework Laravel Pada Aplikasi Digitalisasi</text:p>
        <text:p text:style-name="P18"><text:soft-page-break/>Arsip Sekretariat Organisasi Mahasiswa STMIK STIKOM Bali. <text:span text:style-name="T3">E-Proceedings KNS&amp;I STIKOM Bali</text:span>, 379–383. http://knsi.stikom-bali.ac.id/index.php/eproceedings/article/view/70</text:p>
      </text:section>
      <text:p text:style-name="P4"><text:s/></text:p>
      <text:p text:style-name="P10">LAMPIRAN – C</text:p>
      <text:p text:style-name="P11"/>
      <text:p text:style-name="P12">DAFTAR RIWAYAT HIDUP</text:p>
      <text:p text:style-name="P12"/>
      <text:p text:style-name="P14"/>
      <text:p text:style-name="P13">Nama<text:tab/>: <text:span text:style-name="T6">Islahatun Nufusi</text:span></text:p>
      <text:p text:style-name="P13"><text:span text:style-name="T5">NPM<text:tab/>: 1</text:span>1<text:bookmark text:name="_GoBack"/><text:span text:style-name="T7">02171151</text:span></text:p>
      <text:p text:style-name="P13">Tempat<text:span text:style-name="T5"> </text:span>Tanggal<text:span text:style-name="T5"> </text:span>Lahir<text:tab/>: <text:span text:style-name="T5">Serang, 0</text:span><text:span text:style-name="T6">7</text:span><text:span text:style-name="T5"> </text:span><text:span text:style-name="T6">November </text:span><text:span text:style-name="T5">1998</text:span></text:p>
      <text:p text:style-name="P13">Jenis<text:span text:style-name="T5"> </text:span>Kelamin<text:tab/>: <text:span text:style-name="T5">Perempuan</text:span></text:p>
      <text:p text:style-name="P13">Agama<text:tab/>: Islam</text:p>
      <text:p text:style-name="P13">Kewarganegaraan<text:tab/>: Indonesia</text:p>
      <text:p text:style-name="P16"><text:span text:style-name="T8">Alamat<text:tab/>: </text:span><text:span text:style-name="T9">Kp. </text:span><text:span text:style-name="T10">Kalapa Lima</text:span><text:span text:style-name="T9"> 001/00</text:span><text:span text:style-name="T10">2</text:span><text:span text:style-name="T9"> desa </text:span><text:span text:style-name="T10">Sukamanah</text:span><text:span text:style-name="T9">, Kec. </text:span><text:span text:style-name="T10">Baros</text:span><text:span text:style-name="T9">, Kab. Serang-Banten</text:span></text:p>
      <text:p text:style-name="P15"/>
      <text:p text:style-name="P14">Pendidikan:</text:p>
      <text:p text:style-name="P13"><text:span text:style-name="T5">200</text:span><text:span text:style-name="T6">6</text:span><text:span text:style-name="T5"> - 201</text:span><text:span text:style-name="T6">1</text:span><text:tab/>: SDN <text:span text:style-name="T7">Baros 3</text:span></text:p>
      <text:p text:style-name="P13">201<text:span text:style-name="T7">1</text:span> - 20<text:span text:style-name="T5">1</text:span><text:span text:style-name="T6">4</text:span><text:tab/>: SMPN <text:span text:style-name="T7">1 Baros</text:span></text:p>
      <text:p text:style-name="P17">20<text:span text:style-name="T5">1</text:span><text:span text:style-name="T6">4</text:span> - 201<text:span text:style-name="T7">7</text:span><text:tab/>:<text:span text:style-name="T5"> </text:span><text:span text:style-name="T6">SMAN 1 Rangkasbitung</text:span></text:p>
      <text:p text:style-name="P13">201<text:span text:style-name="T7">7</text:span> - Sekarang<text:tab/>: Universitas<text:span text:style-name="T5"> Banten Jaya Serang </text:span></text:p>
      <text:p text:style-name="P2">⁠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daftar_20_pustaka" style:display-name="daftar pustaka" style:page-layout-name="Mpm2"/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3T20:13:13.538000000</meta:creation-date>
    <dc:date>2021-01-25T09:05:57.616000000</dc:date>
    <meta:editing-duration>PT24M41S</meta:editing-duration>
    <meta:editing-cycles>7</meta:editing-cycles>
    <meta:generator>LibreOffice/7.0.1.2$Windows_x86 LibreOffice_project/7cbcfc562f6eb6708b5ff7d7397325de9e764452</meta:generator>
    <meta:document-statistic meta:table-count="0" meta:image-count="0" meta:object-count="0" meta:page-count="4" meta:paragraph-count="40" meta:word-count="500" meta:character-count="3879" meta:non-whitespace-character-count="3427"/>
    <meta:user-defined meta:name="Mendeley Citation Style_1">http://www.zotero.org/styles/apa</meta:user-defined>
    <meta:user-defined meta:name="Mendeley Document_1">True</meta:user-defined>
    <meta:user-defined meta:name="Mendeley Unique User Id_1">03dd33a8-2615-3c0a-bc2e-bbf868119e9a</meta:user-defined>
  </office:meta>
</office:document-meta>
</file>